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73D0000039A1D98009E31289824.png" manifest:media-type="image/png"/>
  <manifest:file-entry manifest:full-path="Pictures/100000000000073D0000039AD5F7A1DF99DAC3B9.png" manifest:media-type="image/png"/>
  <manifest:file-entry manifest:full-path="Pictures/100000000000073D0000039A2091080EA1E3D075.png" manifest:media-type="image/png"/>
  <manifest:file-entry manifest:full-path="Pictures/100000000000073D0000039A4A60C73DE42FC5F7.png" manifest:media-type="image/png"/>
  <manifest:file-entry manifest:full-path="Pictures/10000201000003E8000003E8962B0CBC7AC1AD97.png" manifest:media-type="image/png"/>
  <manifest:file-entry manifest:full-path="Pictures/100000000000073D0000039A6FF41415A4B6B4EB.png" manifest:media-type="image/png"/>
  <manifest:file-entry manifest:full-path="Pictures/100000000000073D0000039A4E551F72849B3647.png" manifest:media-type="image/png"/>
  <manifest:file-entry manifest:full-path="Pictures/100000000000073D0000039AF23E0D936A082CFA.png" manifest:media-type="image/png"/>
  <manifest:file-entry manifest:full-path="Pictures/100000000000073D0000039AC8D3C24EA45FBF53.png" manifest:media-type="image/png"/>
  <manifest:file-entry manifest:full-path="Pictures/100000000000073D0000039A08E9A05B3750CE5B.png" manifest:media-type="image/png"/>
  <manifest:file-entry manifest:full-path="Pictures/100000000000073D0000039A3CBEE0B624A64497.png" manifest:media-type="image/png"/>
  <manifest:file-entry manifest:full-path="Pictures/100000000000073D0000039A157BB310997F9863.png" manifest:media-type="image/png"/>
  <manifest:file-entry manifest:full-path="Pictures/100000000000073D0000039A22B416DB05F9050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887cm, 17.146cm, 3.81cm, 16.253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571cm, 18.033cm, 0cm, 15.747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598cm, 17.019cm, 0cm, 16.507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598cm, 18.072cm, 0cm, 16.089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201cm, 17.629cm, 0cm, 15.897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439cm, 17.672cm, 0cm, 15.854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598cm, 16.851cm, 0cm, 16.294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9.201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3.179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145cm, 0cm, 15.492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257cm, 0cm, 15.999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3.318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89cm, 0cm, 16.255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144cm, 0cm, 16.001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fo:min-height="4.191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525cm, 0cm, 17.017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48pt" style:font-size-asian="28pt" style:font-size-complex="28pt"/>
    </style:style>
    <style:style style:name="P4" style:family="paragraph">
      <loext:graphic-properties draw:fill="none" draw:fill-color="#ffffff"/>
      <style:paragraph-properties fo:text-align="center"/>
      <style:text-properties style:text-position="-33% 58%" fo:font-size="48pt" style:font-size-asian="28pt" style:font-size-complex="28pt"/>
    </style:style>
    <style:style style:name="T1" style:family="text">
      <style:text-properties fo:font-size="48pt" style:font-size-asian="28pt" style:font-size-complex="28pt"/>
    </style:style>
    <style:style style:name="T2" style:family="text">
      <style:text-properties style:text-position="-33% 58%" fo:font-size="4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62cm" svg:height="16.692cm" svg:x="-0.219cm" svg:y="0.403cm">
          <draw:image xlink:href="Pictures/100000000000073D0000039AF23E0D936A082CFA.png" xlink:type="simple" xlink:show="embed" xlink:actuate="onLoad">
            <text:p/>
          </draw:image>
        </draw:frame>
        <draw:frame draw:style-name="gr2" draw:text-style-name="P2" draw:layer="layout" svg:width="15.239cm" svg:height="19.818cm" svg:x="-0.197cm" svg:y="20.466cm">
          <draw:image xlink:href="Pictures/100000000000073D0000039A3CBEE0B624A64497.png" xlink:type="simple" xlink:show="embed" xlink:actuate="onLoad">
            <text:p/>
          </draw:image>
        </draw:frame>
        <draw:frame draw:style-name="gr3" draw:text-style-name="P1" draw:layer="layout" svg:width="15.493cm" svg:height="19.791cm" svg:x="15.579cm" svg:y="0.8cm">
          <draw:image xlink:href="Pictures/100000000000073D0000039AC8D3C24EA45FBF53.png" xlink:type="simple" xlink:show="embed" xlink:actuate="onLoad">
            <text:p/>
          </draw:image>
        </draw:frame>
        <draw:frame draw:style-name="gr4" draw:text-style-name="P1" draw:layer="layout" svg:width="14.858cm" svg:height="19.791cm" svg:x="30.592cm" svg:y="0.8cm">
          <draw:image xlink:href="Pictures/100000000000073D0000039A08E9A05B3750CE5B.png" xlink:type="simple" xlink:show="embed" xlink:actuate="onLoad">
            <text:p/>
          </draw:image>
        </draw:frame>
        <draw:frame draw:style-name="gr5" draw:text-style-name="P1" draw:layer="layout" svg:width="15.493cm" svg:height="20.188cm" svg:x="45.922cm" svg:y="0.403cm">
          <draw:image xlink:href="Pictures/100000000000073D0000039A157BB310997F9863.png" xlink:type="simple" xlink:show="embed" xlink:actuate="onLoad">
            <text:p/>
          </draw:image>
        </draw:frame>
        <draw:frame draw:style-name="gr6" draw:text-style-name="P1" draw:layer="layout" svg:width="15.493cm" svg:height="20.95cm" svg:x="61.38cm" svg:y="-0.359cm">
          <draw:image xlink:href="Pictures/100000000000073D0000039A22B416DB05F9050F.png" xlink:type="simple" xlink:show="embed" xlink:actuate="onLoad">
            <text:p/>
          </draw:image>
        </draw:frame>
        <draw:frame draw:style-name="gr7" draw:text-style-name="P1" draw:layer="layout" svg:width="15.874cm" svg:height="19.791cm" svg:x="77.328cm" svg:y="0.8cm">
          <draw:image xlink:href="Pictures/100000000000073D0000039A4E551F72849B3647.png" xlink:type="simple" xlink:show="embed" xlink:actuate="onLoad">
            <text:p/>
          </draw:image>
        </draw:frame>
        <draw:frame draw:style-name="gr8" draw:text-style-name="P1" draw:layer="layout" svg:width="6.197cm" svg:height="25.399cm" svg:x="91.744cm" svg:y="13.985cm">
          <draw:image xlink:href="Pictures/10000201000003E8000003E8962B0CBC7AC1AD97.png" xlink:type="simple" xlink:show="embed" xlink:actuate="onLoad">
            <text:p/>
          </draw:image>
        </draw:frame>
        <draw:frame draw:style-name="gr9" draw:text-style-name="P3" draw:layer="layout" svg:width="9.017cm" svg:height="3.429cm" svg:x="3.895cm" svg:y="16.19cm">
          <draw:text-box>
            <text:p text:style-name="P2"><text:span text:style-name="T1">SOURCE</text:span></text:p>
          </draw:text-box>
        </draw:frame>
        <draw:frame draw:style-name="gr9" draw:text-style-name="P3" draw:layer="layout" svg:width="9.017cm" svg:height="3.429cm" svg:x="3.686cm" svg:y="36.033cm">
          <draw:text-box>
            <text:p text:style-name="P2"><text:span text:style-name="T1">TARGET</text:span></text:p>
          </draw:text-box>
        </draw:frame>
        <draw:frame draw:style-name="gr10" draw:text-style-name="P1" draw:layer="layout" svg:width="16.382cm" svg:height="24.39cm" svg:x="14.871cm" svg:y="15.526cm">
          <draw:image xlink:href="Pictures/100000000000073D0000039A6FF41415A4B6B4EB.png" xlink:type="simple" xlink:show="embed" xlink:actuate="onLoad">
            <text:p/>
          </draw:image>
        </draw:frame>
        <draw:frame draw:style-name="gr9" draw:text-style-name="P4" draw:layer="layout" svg:width="9.017cm" svg:height="3.429cm" svg:x="19.669cm" svg:y="16.189cm">
          <draw:text-box>
            <text:p text:style-name="P2"><text:span text:style-name="T1">t</text:span><text:span text:style-name="T2">1</text:span></text:p>
          </draw:text-box>
        </draw:frame>
        <draw:frame draw:style-name="gr11" draw:text-style-name="P1" draw:layer="layout" svg:width="16.763cm" svg:height="24.39cm" svg:x="30.719cm" svg:y="15.526cm">
          <draw:image xlink:href="Pictures/100000000000073D0000039A2091080EA1E3D075.png" xlink:type="simple" xlink:show="embed" xlink:actuate="onLoad">
            <text:p/>
          </draw:image>
        </draw:frame>
        <draw:frame draw:style-name="gr12" draw:text-style-name="P3" draw:layer="layout" svg:width="9.017cm" svg:height="3.568cm" svg:x="34.909cm" svg:y="16.119cm">
          <draw:text-box>
            <text:p text:style-name="P2"><text:span text:style-name="T1">t</text:span><text:span text:style-name="T2">2</text:span></text:p>
          </draw:text-box>
        </draw:frame>
        <draw:frame draw:style-name="gr13" draw:text-style-name="P1" draw:layer="layout" svg:width="15.874cm" svg:height="24.39cm" svg:x="45.895cm" svg:y="15.526cm">
          <draw:image xlink:href="Pictures/100000000000073D0000039AD5F7A1DF99DAC3B9.png" xlink:type="simple" xlink:show="embed" xlink:actuate="onLoad">
            <text:p/>
          </draw:image>
        </draw:frame>
        <draw:frame draw:style-name="gr9" draw:text-style-name="P3" draw:layer="layout" svg:width="9.017cm" svg:height="3.429cm" svg:x="50.149cm" svg:y="16.189cm">
          <draw:text-box>
            <text:p text:style-name="P2"><text:span text:style-name="T1">t</text:span><text:span text:style-name="T2">3</text:span></text:p>
          </draw:text-box>
        </draw:frame>
        <draw:frame draw:style-name="gr14" draw:text-style-name="P1" draw:layer="layout" svg:width="15.874cm" svg:height="24.39cm" svg:x="61.5cm" svg:y="15.526cm">
          <draw:image xlink:href="Pictures/100000000000073D0000039A4A60C73DE42FC5F7.png" xlink:type="simple" xlink:show="embed" xlink:actuate="onLoad">
            <text:p/>
          </draw:image>
        </draw:frame>
        <draw:frame draw:style-name="gr15" draw:text-style-name="P3" draw:layer="layout" svg:width="9.017cm" svg:height="4.441cm" svg:x="66.003cm" svg:y="15.683cm">
          <draw:text-box>
            <text:p text:style-name="P2"><text:span text:style-name="T1">t</text:span><text:span text:style-name="T2">4</text:span></text:p>
            <text:p text:style-name="P2"><text:span text:style-name="T1"/></text:p>
          </draw:text-box>
        </draw:frame>
        <draw:frame draw:style-name="gr16" draw:text-style-name="P1" draw:layer="layout" svg:width="14.477cm" svg:height="24.39cm" svg:x="77.91cm" svg:y="15.526cm">
          <draw:image xlink:href="Pictures/100000000000073D0000039A1D98009E31289824.png" xlink:type="simple" xlink:show="embed" xlink:actuate="onLoad">
            <text:p/>
          </draw:image>
        </draw:frame>
        <draw:frame draw:style-name="gr9" draw:text-style-name="P3" draw:layer="layout" svg:width="9.017cm" svg:height="3.429cm" svg:x="81.108cm" svg:y="16.189cm">
          <draw:text-box>
            <text:p text:style-name="P2"><text:span text:style-name="T1">t</text:span><text:span text:style-name="T2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7.79cm" fo:page-height="36.8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09:28:38.157960299</meta:creation-date>
    <dc:date>2019-06-07T11:16:28.019240107</dc:date>
    <meta:editing-duration>PT59M8S</meta:editing-duration>
    <meta:editing-cycles>24</meta:editing-cycles>
    <meta:generator>LibreOffice/6.0.7.3$Linux_X86_64 LibreOffice_project/00m0$Build-3</meta:generator>
    <meta:document-statistic meta:object-count="20"/>
  </office:meta>
</office:document-meta>
</file>